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89.37pt" svg:height="302.68pt" svg:x="0pt" svg:y="263.51pt">
            <draw:object draw:notify-on-update-of-ranges="Sheet1.A2:Sheet1.A17 Sheet1.D2:Sheet1.D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322.84pt" svg:y="15.62pt">
            <draw:object draw:notify-on-update-of-ranges="Sheet1.C2:Sheet1.C17 Sheet1.E2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eedysize</text:p>
          </table:table-cell>
          <table:table-cell office:value-type="string" calcext:value-type="string">
            <text:p>greedy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utesize</text:p>
          </table:table-cell>
          <table:table-cell office:value-type="string" calcext:value-type="string">
            <text:p>bruteti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6237" calcext:value-type="float">
            <text:p>26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0:47:29.620072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8:31:09.353046843</meta:creation-date>
    <dc:date>2019-06-02T09:43:53.417428687</dc:date>
    <meta:editing-duration>P1DT22H59M18S</meta:editing-duration>
    <meta:editing-cycles>3</meta:editing-cycles>
    <meta:generator>LibreOffice/6.0.7.3$Linux_X86_64 LibreOffice_project/00m0$Build-3</meta:generator>
    <meta:document-statistic meta:table-count="1" meta:cell-count="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Sheet1.C2:Sheet1.C17 Sheet1.E2:Sheet1.E17" chart:data-source-has-labels="row" svg:x="0.32cm" svg:y="0.18cm" svg:width="13.169cm" svg:height="7.659cm">
          <chartooo:coordinate-region svg:x="1.497cm" svg:y="0.379cm" svg:width="11.805cm" svg:height="6.813cm"/>
          <chart:axis chart:dimension="x" chart:name="primary-x" chart:style-name="ch4">
            <chart:title svg:x="6.754cm" svg:y="8.019cm" chart:style-name="ch5">
              <text:p>n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C2:Sheet1.C17" loext:label-string="n" chart:class="chart:line">
            <chart:data-point chart:repeated="16"/>
          </chart:series>
          <chart:series chart:style-name="ch8" chart:values-cell-range-address="Sheet1.E2:Sheet1.E17" loext:label-string="gredy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gred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2:Sheet1.C17</svg:desc>
                </draw:g>
              </table:table-cell>
              <table:table-cell office:value-type="float" office:value="17">
                <text:p>17</text:p>
                <draw:g>
                  <svg:desc>Sheet1.E2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237">
                <text:p>26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65cm" svg:height="10.679cm" xlink:href=".." xlink:type="simple" chart:class="chart:line" chart:style-name="ch1">
        <chart:legend chart:legend-position="end" svg:x="14.889cm" svg:y="4.791cm" style:legend-expansion="high" chart:style-name="ch2"/>
        <chart:plot-area chart:style-name="ch3" table:cell-range-address="Sheet1.A2:Sheet1.A17 Sheet1.D2:Sheet1.D17" chart:data-source-has-labels="row" svg:x="1.242cm" svg:y="0.475cm" svg:width="13.944cm" svg:height="10.09cm">
          <chartooo:coordinate-region svg:x="1.863cm" svg:y="0.674cm" svg:width="13.136cm" svg:height="9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7" loext:label-string="greedy" chart:class="chart:line">
            <chart:data-point chart:repeated="16"/>
          </chart:series>
          <chart:series chart:style-name="ch7" chart:values-cell-range-address="Sheet1.D2:Sheet1.D17" loext:label-string="brute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</table:table-cell>
              <table:table-cell office:value-type="string">
                <text:p>br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2:Sheet1.A17</svg:desc>
                </draw:g>
              </table:table-cell>
              <table:table-cell office:value-type="float" office:value="7">
                <text:p>7</text:p>
                <draw:g>
                  <svg:desc>Sheet1.D2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